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6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Assunt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presentação pessoal,Introdução do curso, projetos, avaliaçõ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20:57:03.032595946</meta:creation-date>
    <dc:date>2018-06-24T22:00:45.811601630</dc:date>
    <meta:editing-duration>PT38M30S</meta:editing-duration>
    <meta:editing-cycles>2</meta:editing-cycles>
    <meta:generator>LibreOffice/5.1.6.2$Linux_X86_64 LibreOffice_project/10m0$Build-2</meta:generator>
    <meta:document-statistic meta:table-count="1" meta:cell-count="17" meta:object-count="0"/>
  </office:meta>
</office:document-meta>
</file>